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26ea5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15f420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16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17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368814" style:font-size-asian="14pt" style:font-size-complex="14pt"/>
    </style:style>
    <style:style style:name="P18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3c8396" style:font-size-asian="14pt" style:font-size-complex="14pt"/>
    </style:style>
    <style:style style:name="P19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line-height="150%" fo:text-align="start" style:justify-single-word="false"/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FreeSans1" fo:font-size="14pt" fo:font-weight="bold" officeooo:rsid="0015f420" officeooo:paragraph-rsid="001a2c3b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FreeSans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FreeSans" fo:font-size="14pt" fo:font-weight="bold" officeooo:rsid="00368814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FreeSans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FreeSans" fo:font-size="14pt" officeooo:rsid="00265c8f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14c5"/>
    </style:style>
    <style:style style:name="T11" style:family="text">
      <style:text-properties officeooo:rsid="00334d88"/>
    </style:style>
    <style:style style:name="T12" style:family="text">
      <style:text-properties officeooo:rsid="0034bef3"/>
    </style:style>
    <style:style style:name="T13" style:family="text">
      <style:text-properties officeooo:rsid="00368814"/>
    </style:style>
    <style:style style:name="T14" style:family="text">
      <style:text-properties officeooo:rsid="0037fc75"/>
    </style:style>
    <style:style style:name="T15" style:family="text">
      <style:text-properties officeooo:rsid="003a7c68"/>
    </style:style>
    <style:style style:name="T16" style:family="text">
      <style:text-properties officeooo:rsid="003b355d"/>
    </style:style>
    <style:style style:name="T17" style:family="text">
      <style:text-properties officeooo:rsid="003c8396"/>
    </style:style>
    <style:style style:name="T18" style:family="text">
      <style:text-properties officeooo:rsid="003d0d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8"/>
      <text:p text:style-name="P8">Московский Авиационный Институт</text:p>
      <text:p text:style-name="P8">(Национальный Исследовательский Университет)</text:p>
      <text:p text:style-name="P8"/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5"/>
      <text:p text:style-name="P5"/>
      <text:p text:style-name="P9"><text:span text:style-name="T1">Лабораторная работа №</text:span><text:span text:style-name="T3">8</text:span><text:span text:style-name="T1"> по курсу</text:span><text:span text:style-name="T2"> </text:span></text:p>
      <text:p text:style-name="P7">«Операционные системы»</text:p>
      <text:p text:style-name="P6"><text:tab/></text:p>
      <text:p text:style-name="P23">ДИАГНОСТИКА ПРОГРАММНОГО ОБЕСПЕЧЕНИЯ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4">Студент: </text:span><text:span text:style-name="T5">Кайдалова Александра Андреевна</text:span></text:p>
      <text:p text:style-name="P14"><text:span text:style-name="T4">Группа: М8О–212Б–</text:span><text:span text:style-name="T6">22</text:span></text:p>
      <text:p text:style-name="P14"><text:span text:style-name="T4">Вариант: </text:span><text:span text:style-name="T8">9</text:span></text:p>
      <text:p text:style-name="P10">Преподаватель: Соколов Андрей Алексеевич</text:p>
      <text:p text:style-name="P10">Оценка: __________ </text:p>
      <text:p text:style-name="P10">Дата: __________</text:p>
      <text:p text:style-name="P10">Подпись: 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4">Москва, 20</text:span><text:span text:style-name="T7">23</text:span></text:p>
      <text:p text:style-name="P3"><text:soft-page-break/>Постановка задачи</text:p>
      <text:p text:style-name="P17"><text:span text:style-name="T9">Цель работы</text:span></text:p>
      <text:p text:style-name="P17">Приобретение практических навыков диагностики работы программного обеспечения. </text:p>
      <text:p text:style-name="P1"/>
      <text:p text:style-name="P4">Задание</text:p>
      <text:p text:style-name="P1">При выполнении лабораторных работ по курсе ОС необходимо продемонстрировать системные вызовы, которые в них используются и то, что их использование соответствует варианту ЛР. </text:p>
      <text:p text:style-name="P1">По итогам выполнения всех лабораторных работа отчет по данной ЛР должен содержать краткую сводку по исследованию написанных программ. </text:p>
      <text:p text:style-name="P1">Средство диагностики для unix: strace. <text:s/></text:p>
      <text:p text:style-name="P1">Исследование лабораторной №1.</text:p>
      <text:p text:style-name="P4"/>
      <text:p text:style-name="P1"/>
      <text:p text:style-name="P3">Общие сведения о программе</text:p>
      <text:p text:style-name="P1"><text:span text:style-name="T13">В лабораторной №1 я </text:span>использова<text:span text:style-name="T13">ла</text:span> следующие системные вызовы:</text:p>
      <text:p text:style-name="P1"><text:tab/>1. open: используется для открытия тестового файла.</text:p>
      <text:p text:style-name="P1"><text:tab/>2. pipe: используется для создания канала (pipe), через который могут обмениваться данными родительский и дочерний процессы.</text:p>
      <text:p text:style-name="P1"><text:tab/>3. fork: используется для создания нового процесса, который является точной копией вызывающего процесса. Она возвращает PID дочернего процесса в родительском процессе и 0 в дочернем процессе.</text:p>
      <text:p text:style-name="P1"><text:tab/>4. perror: используется для вывода сообщения об ошибке на стандартный поток ошибок.</text:p>
      <text:p text:style-name="P1"><text:tab/>5. <text:s/>exec<text:span text:style-name="T15">lp</text:span>: используется execlp для запуска исполняемого файла child.</text:p>
      <text:p text:style-name="P1"><text:tab/>6. close: используется для закрытия файлового дескриптора или дескриптора файлового дескриптора.</text:p>
      <text:p text:style-name="P1"><text:tab/>7. write: используется для записи в файловый дескриптор.</text:p>
      <text:p text:style-name="P1"><text:tab/>8. read: используется для считывания данных из файлового <text:soft-page-break/>дескриптора в буфер.</text:p>
      <text:p text:style-name="P1"><text:tab/>9. dup2: используется для дублирования файлового дескриптора.</text:p>
      <text:p text:style-name="P3"/>
      <text:p text:style-name="P3"><text:span text:style-name="T14">Вывод</text:span> strace</text:p>
      <text:p text:style-name="P21">execve("./main", ["./main"], 0x7ffc9c2d3f50 /* 60 vars */) = 0</text:p>
      <text:p text:style-name="P21">brk(NULL) <text:s text:c="30"/>= 0x556ae4ab5000</text:p>
      <text:p text:style-name="P21">arch_prctl(0x3001 /* ARCH_??? */, 0x7ffe8c7e00f0) = -1 EINVAL (Недопустимый аргумент)</text:p>
      <text:p text:style-name="P21">mmap(NULL, 8192, PROT_READ|PROT_WRITE, MAP_PRIVATE|MAP_ANONYMOUS, -1, 0) = 0x7f7088bf0000</text:p>
      <text:p text:style-name="P21">access("/etc/ld.so.preload", R_OK) <text:s text:c="5"/>= -1 ENOENT (Нет такого файла или каталога)</text:p>
      <text:p text:style-name="P21">openat(AT_FDCWD, "/etc/ld.so.cache", O_RDONLY|O_CLOEXEC) = 3</text:p>
      <text:p text:style-name="P21">newfstatat(3, "", {st_mode=S_IFREG|0644, st_size=79955, ...}, AT_EMPTY_PATH) = 0</text:p>
      <text:p text:style-name="P21">mmap(NULL, 79955, PROT_READ, MAP_PRIVATE, 3, 0) = 0x7f7088bdc000</text:p>
      <text:p text:style-name="P21">close(3) <text:s text:c="31"/>= 0</text:p>
      <text:p text:style-name="P21">openat(AT_FDCWD, "/lib/x86_64-linux-gnu/libstdc++.so.6", O_RDONLY|O_CLOEXEC) = 3</text:p>
      <text:p text:style-name="P21">read(3, "\177ELF\2\1\1\3\0\0\0\0\0\0\0\0\3\0&gt;\0\1\0\0\0\0\0\0\0\0\0\0\0"..., 832) = 832</text:p>
      <text:p text:style-name="P21">newfstatat(3, "", {st_mode=S_IFREG|0644, st_size=2260296, ...}, AT_EMPTY_PATH) = 0</text:p>
      <text:p text:style-name="P21">mmap(NULL, 2275520, PROT_READ, MAP_PRIVATE|MAP_DENYWRITE, 3, 0) = 0x7f7088800000</text:p>
      <text:p text:style-name="P21">mprotect(0x7f708889a000, 1576960, PROT_NONE) = 0</text:p>
      <text:p text:style-name="P21">mmap(0x7f708889a000, 1118208, PROT_READ|PROT_EXEC, MAP_PRIVATE|MAP_FIXED|MAP_DENYWRITE, 3, 0x9a000) = 0x7f708889a000</text:p>
      <text:p text:style-name="P21">mmap(0x7f70889ab000, 454656, PROT_READ, MAP_PRIVATE|MAP_FIXED|MAP_DENYWRITE, 3, 0x1ab000) = 0x7f70889ab000</text:p>
      <text:p text:style-name="P21">mmap(0x7f7088a1b000, 57344, PROT_READ|PROT_WRITE, MAP_PRIVATE|MAP_FIXED|MAP_DENYWRITE, 3, 0x21a000) = 0x7f7088a1b000</text:p>
      <text:p text:style-name="P21">mmap(0x7f7088a29000, 10432, PROT_READ|PROT_WRITE, MAP_PRIVATE|MAP_FIXED|MAP_ANONYMOUS, -1, 0) = 0x7f7088a29000</text:p>
      <text:p text:style-name="P21">close(3) <text:s text:c="31"/>= 0</text:p>
      <text:p text:style-name="P21">openat(AT_FDCWD, "/lib/x86_64-linux-gnu/libgcc_s.so.1", O_RDONLY|O_CLOEXEC) = 3</text:p>
      <text:p text:style-name="P21">read(3, "\177ELF\2\1\1\0\0\0\0\0\0\0\0\0\3\0&gt;\0\1\0\0\0\0\0\0\0\0\0\0\0"..., 832) = 832</text:p>
      <text:p text:style-name="P21">newfstatat(3, "", {st_mode=S_IFREG|0644, st_size=125488, ...}, AT_EMPTY_PATH) = 0</text:p>
      <text:p text:style-name="P21">mmap(NULL, 127720, PROT_READ, MAP_PRIVATE|MAP_DENYWRITE, 3, 0) = 0x7f7088bbc000</text:p>
      <text:p text:style-name="P21">mmap(0x7f7088bbf000, 94208, PROT_READ|PROT_EXEC, MAP_PRIVATE|MAP_FIXED|<text:soft-page-break/>MAP_DENYWRITE, 3, 0x3000) = 0x7f7088bbf000</text:p>
      <text:p text:style-name="P21">mmap(0x7f7088bd6000, 16384, PROT_READ, MAP_PRIVATE|MAP_FIXED|MAP_DENYWRITE, 3, 0x1a000) = 0x7f7088bd6000</text:p>
      <text:p text:style-name="P21">mmap(0x7f7088bda000, 8192, PROT_READ|PROT_WRITE, MAP_PRIVATE|MAP_FIXED|MAP_DENYWRITE, 3, 0x1d000) = 0x7f7088bda000</text:p>
      <text:p text:style-name="P21">close(3) <text:s text:c="31"/>= 0</text:p>
      <text:p text:style-name="P21">openat(AT_FDCWD, "/lib/x86_64-linux-gnu/libc.so.6", O_RDONLY|O_CLOEXEC) = 3</text:p>
      <text:p text:style-name="P21">read(3, "\177ELF\2\1\1\3\0\0\0\0\0\0\0\0\3\0&gt;\0\1\0\0\0P\237\2\0\0\0\0\0"..., 832) = 832</text:p>
      <text:p text:style-name="P21">pread64(3, "\6\0\0\0\4\0\0\0@\0\0\0\0\0\0\0@\0\0\0\0\0\0\0@\0\0\0\0\0\0\0"..., 784, 64) = 784</text:p>
      <text:p text:style-name="P21">pread64(3, "\4\0\0\0 \0\0\0\5\0\0\0GNU\0\2\0\0\300\4\0\0\0\3\0\0\0\0\0\0\0"..., 48, 848) = 48</text:p>
      <text:p text:style-name="P21">pread64(3, "\4\0\0\0\24\0\0\0\3\0\0\0GNU\0 =\340\2563\265?\356\25x\261\27\313A#\350"..., 68, 896) = 68</text:p>
      <text:p text:style-name="P21">newfstatat(3, "", {st_mode=S_IFREG|0755, st_size=2216304, ...}, AT_EMPTY_PATH) = 0</text:p>
      <text:p text:style-name="P21">pread64(3, "\6\0\0\0\4\0\0\0@\0\0\0\0\0\0\0@\0\0\0\0\0\0\0@\0\0\0\0\0\0\0"..., 784, 64) = 784</text:p>
      <text:p text:style-name="P21">mmap(NULL, 2260560, PROT_READ, MAP_PRIVATE|MAP_DENYWRITE, 3, 0) = 0x7f7088400000</text:p>
      <text:p text:style-name="P21">mmap(0x7f7088428000, 1658880, PROT_READ|PROT_EXEC, MAP_PRIVATE|MAP_FIXED|MAP_DENYWRITE, 3, 0x28000) = 0x7f7088428000</text:p>
      <text:p text:style-name="P21">mmap(0x7f70885bd000, 360448, PROT_READ, MAP_PRIVATE|MAP_FIXED|MAP_DENYWRITE, 3, 0x1bd000) = 0x7f70885bd000</text:p>
      <text:p text:style-name="P21">mmap(0x7f7088615000, 24576, PROT_READ|PROT_WRITE, MAP_PRIVATE|MAP_FIXED|MAP_DENYWRITE, 3, 0x214000) = 0x7f7088615000</text:p>
      <text:p text:style-name="P21">mmap(0x7f708861b000, 52816, PROT_READ|PROT_WRITE, MAP_PRIVATE|MAP_FIXED|MAP_ANONYMOUS, -1, 0) = 0x7f708861b000</text:p>
      <text:p text:style-name="P21">close(3) <text:s text:c="31"/>= 0</text:p>
      <text:p text:style-name="P21">openat(AT_FDCWD, "/lib/x86_64-linux-gnu/libm.so.6", O_RDONLY|O_CLOEXEC) = 3</text:p>
      <text:p text:style-name="P21">read(3, "\177ELF\2\1\1\3\0\0\0\0\0\0\0\0\3\0&gt;\0\1\0\0\0\0\0\0\0\0\0\0\0"..., 832) = 832</text:p>
      <text:p text:style-name="P21">newfstatat(3, "", {st_mode=S_IFREG|0644, st_size=940560, ...}, AT_EMPTY_PATH) = 0</text:p>
      <text:p text:style-name="P21">mmap(NULL, 942344, PROT_READ, MAP_PRIVATE|MAP_DENYWRITE, 3, 0) = 0x7f7088ad5000</text:p>
      <text:p text:style-name="P21">mmap(0x7f7088ae3000, 507904, PROT_READ|PROT_EXEC, MAP_PRIVATE|MAP_FIXED|MAP_DENYWRITE, 3, 0xe000) = 0x7f7088ae3000</text:p>
      <text:p text:style-name="P21">mmap(0x7f7088b5f000, 372736, PROT_READ, MAP_PRIVATE|MAP_FIXED|MAP_DENYWRITE, 3, 0x8a000) = 0x7f7088b5f000</text:p>
      <text:p text:style-name="P21">mmap(0x7f7088bba000, 8192, PROT_READ|PROT_WRITE, MAP_PRIVATE|MAP_FIXED|<text:soft-page-break/>MAP_DENYWRITE, 3, 0xe4000) = 0x7f7088bba000</text:p>
      <text:p text:style-name="P21">close(3) <text:s text:c="31"/>= 0</text:p>
      <text:p text:style-name="P21">mmap(NULL, 8192, PROT_READ|PROT_WRITE, MAP_PRIVATE|MAP_ANONYMOUS, -1, 0) = 0x7f7088ad3000</text:p>
      <text:p text:style-name="P21">arch_prctl(ARCH_SET_FS, 0x7f7088ad43c0) = 0</text:p>
      <text:p text:style-name="P21">set_tid_address(0x7f7088ad4690) <text:s text:c="8"/>= 39496</text:p>
      <text:p text:style-name="P21">set_robust_list(0x7f7088ad46a0, 24) <text:s text:c="4"/>= 0</text:p>
      <text:p text:style-name="P21">rseq(0x7f7088ad4d60, 0x20, 0, 0x53053053) = 0</text:p>
      <text:p text:style-name="P21">mprotect(0x7f7088615000, 16384, PROT_READ) = 0</text:p>
      <text:p text:style-name="P21">mprotect(0x7f7088bba000, 4096, PROT_READ) = 0</text:p>
      <text:p text:style-name="P21">mprotect(0x7f7088bda000, 4096, PROT_READ) = 0</text:p>
      <text:p text:style-name="P21">mmap(NULL, 8192, PROT_READ|PROT_WRITE, MAP_PRIVATE|MAP_ANONYMOUS, -1, 0) = 0x7f7088ad1000</text:p>
      <text:p text:style-name="P21">mprotect(0x7f7088a1b000, 45056, PROT_READ) = 0</text:p>
      <text:p text:style-name="P21">mprotect(0x556ae39e6000, 4096, PROT_READ) = 0</text:p>
      <text:p text:style-name="P21">mprotect(0x7f7088c2a000, 8192, PROT_READ) = 0</text:p>
      <text:p text:style-name="P21">prlimit64(0, RLIMIT_STACK, NULL, {rlim_cur=8192*1024, rlim_max=RLIM64_INFINITY}) = 0</text:p>
      <text:p text:style-name="P21">munmap(0x7f7088bdc000, 79955) <text:s text:c="10"/>= 0</text:p>
      <text:p text:style-name="P21">getrandom("\xef\xd7\x73\x65\x7d\x34\x5e\x3e", 8, GRND_NONBLOCK) = 8</text:p>
      <text:p text:style-name="P21">brk(NULL) <text:s text:c="30"/>= 0x556ae4ab5000</text:p>
      <text:p text:style-name="P21">brk(0x556ae4ad6000) <text:s text:c="20"/>= 0x556ae4ad6000</text:p>
      <text:p text:style-name="P21">write(1, "Enter the file name: \n", 22) = 22</text:p>
      <text:p text:style-name="P21">read(0, "test2\n", 256) <text:s text:c="16"/>= 6</text:p>
      <text:p text:style-name="P21">openat(AT_FDCWD, "/home/alexandra/\320\240\320\260\320\261\320\276\321\207\320\270\320\271 \321\201\321\202\320\276\320\273/\320\276\321\201 3 \321\201\320\265\320\274/os_lab_1/tests/test2", O_RDONLY) = 3</text:p>
      <text:p text:style-name="P21">pipe2([4, 5], 0) <text:s text:c="23"/>= 0</text:p>
      <text:p text:style-name="P21">clone(child_stack=NULL, flags=CLONE_CHILD_CLEARTID|CLONE_CHILD_SETTID|SIGCHLD, child_tidptr=0x7f7088ad4690) = 39549</text:p>
      <text:p text:style-name="P21">close(5) <text:s text:c="31"/>= 0</text:p>
      <text:p text:style-name="P21">read(4, "", 1) <text:s text:c="25"/>= 0</text:p>
      <text:p text:style-name="P21">--- SIGCHLD {si_signo=SIGCHLD, si_code=CLD_EXITED, si_pid=39549, si_uid=1000, si_status=0, si_utime=0, si_stime=0} ---</text:p>
      <text:p text:style-name="P21">close(4) <text:s text:c="31"/>= 0</text:p>
      <text:p text:style-name="P21">exit_group(0) <text:s text:c="26"/>= ?</text:p>
      <text:p text:style-name="P21"><text:soft-page-break/>+++ exited with 0 +++</text:p>
      <text:p text:style-name="P3"/>
      <text:p text:style-name="P3">Вывод</text:p>
      <text:p text:style-name="P18"><text:span text:style-name="T11">В ходе выполнения лабораторной работы я </text:span><text:span text:style-name="T16">получила</text:span><text:span text:style-name="T11"> навыки диагностики работы программного обеспечения</text:span><text:span text:style-name="T16">. При работе с strace</text:span><text:span text:style-name="T10"> </text:span><text:span text:style-name="T16">я увидела, </text:span><text:span text:style-name="T10">что есть огромное </text:span><text:span text:style-name="T16">количество</text:span><text:span text:style-name="T10"> системных вызовов, которые </text:span><text:span text:style-name="T16">не были прописаны </text:span><text:span text:style-name="T10">внутри </text:span><text:span text:style-name="T16">моей</text:span><text:span text:style-name="T10"> программы. Программа сама очищает память, занимает ее, использует файловые дескрипторы. </text:span><text:span text:style-name="T16">Кроме того, </text:span><text:span text:style-name="T17">в выводе</text:span><text:span text:style-name="T10"> </text:span><text:span text:style-name="T16">strace </text:span><text:span text:style-name="T17">есть </text:span><text:span text:style-name="T10">системн</text:span><text:span text:style-name="T17">ые</text:span><text:span text:style-name="T10"> вызов</text:span><text:span text:style-name="T17">ы</text:span><text:span text:style-name="T10">, которые </text:span><text:span text:style-name="T17">были</text:span><text:span text:style-name="T10"> выз</text:span><text:span text:style-name="T17">ваны </text:span><text:span text:style-name="T10">внутри </text:span><text:span text:style-name="T17">моего</text:span><text:span text:style-name="T10"> кода, </text:span><text:span text:style-name="T17">тем самым</text:span><text:span text:style-name="T10"> я </text:span><text:span text:style-name="T17">смогла </text:span><text:span text:style-name="T10">удостоверился, что программа работает правильно и все действия в ней совершаются так, как я и задумывал</text:span><text:span text:style-name="T17">а</text:span><text:span text:style-name="T10">. </text:span></text:p>
      <text:p text:style-name="P18"><text:span text:style-name="T18">Б</text:span><text:span text:style-name="T17">лагодаря данной </text:span>лабораторн<text:span text:style-name="T17">ой</text:span> работ<text:span text:style-name="T17">е, я получила</text:span> <text:span text:style-name="T11">навыки диагностики работы программного обеспечения </text:span><text:span text:style-name="T17">с использованием <text:s/></text:span><text:span text:style-name="T16">strac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00:59:34.522290951</dc:date>
    <meta:editing-duration>PT1H43M59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6" meta:paragraph-count="115" meta:word-count="789" meta:character-count="8289" meta:non-whitespace-character-count="7182"/>
  </office:meta>
</office:document-meta>
</file>